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ATA HUILLCA, HELBER VICTOR</text:p>
            <text:p text:style-name="P5"><text:span text:style-name="T15">Dni</text:span><text:span text:style-name="T14">:7051360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AMAN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ATA HUILLCA, HELBER VICT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5136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22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7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3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